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d71e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7d71e" style:text-blinking="false" fo:background-color="transparent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7d71e" style:text-blinking="false" fo:background-color="transparent"/>
    </style:style>
    <style:style style:name="P6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7d71e"/>
    </style:style>
    <style:style style:name="P7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7d71e" style:text-blinking="false" fo:background-color="transparent"/>
    </style:style>
    <style:style style:name="P8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7d71e" style:text-blinking="false" fo:background-color="transparent"/>
    </style:style>
    <style:style style:name="P9" style:family="paragraph" style:parent-style-name="Text_20_body">
      <style:paragraph-properties fo:margin-top="0in" fo:margin-bottom="0in" style:contextual-spacing="false" fo:line-height="138%" style:writing-mode="lr-tb"/>
      <style:text-properties style:font-name="DejaVu Sans" officeooo:rsid="0007d71e"/>
    </style:style>
    <style:style style:name="P10" style:family="paragraph" style:parent-style-name="Text_20_body">
      <style:paragraph-properties fo:margin-top="0in" fo:margin-bottom="0in" style:contextual-spacing="false" fo:line-height="138%" style:writing-mode="lr-tb"/>
      <style:text-properties style:font-name="DejaVu Sans" fo:text-shadow="1pt 1pt" officeooo:rsid="0007d71e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officeooo:rsid="0007ac67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7ac67" style:text-blinking="false" fo:background-color="transparent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8e2a7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Hello, <text:span text:style-name="T6">odt</text:span> file format 👋</text:p>
      <text:p text:style-name="P9"/>
      <text:p text:style-name="P9">This was created with <text:span text:style-name="T7">Xed</text:span>, the text editor for Cinnamon.</text:p>
      <text:p text:style-name="P9"/>
      <text:p text:style-name="P9">Let's test some emojis!</text:p>
      <text:p text:style-name="P9"/>
      <text:p text:style-name="P9">🐾🐺🦊🐧🐻🐨🐅🐔🙉🪲🐍🐸🐖🐀🐕‍🦺🦄🦉🦕🦖🐞🐟🐬🐗🪰🦌🐏🦋🦦🦜🦘🦝🦔🦨🪶🦃🍄🐲🎣🦢🐩🐘🦓🦭🦅🦗🦞🦈</text:p>
      <text:p text:style-name="P9"/>
      <text:p text:style-name="P9"/>
      <text:p text:style-name="P9">Now let's test formating:</text:p>
      <text:p text:style-name="P9"/>
      <text:p text:style-name="P9"><text:span text:style-name="Citation">"We will utilize performance-driven trans-disciplinarity within the Zone of Proximity and implement competency-based presentations through the experiential based learning process as well as to operationalize competency-based multiple intelligences throughout multiple modalities without forgetting to revolutionize technology-enhanced processes outside the box."</text:span></text:p>
      <text:p text:style-name="P9"/>
      <text:p text:style-name="P9"/>
      <text:p text:style-name="P10">"Our mission is to repurpose thematic models to close the achievement gap, orchestrating assessment-driven models to close said achievement gap and pooling flipped curriculum within a balanced literacy program with strengths-based cohorts within the Zone of Proximity.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9T05:09:40.209879678</meta:creation-date>
    <dc:date>2022-11-19T05:29:09.307326363</dc:date>
    <meta:editing-duration>PT2M36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7" meta:word-count="101" meta:character-count="808" meta:non-whitespace-character-count="714"/>
  </office:meta>
</office:document-meta>
</file>